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f45" officeooo:paragraph-rsid="001b9f45"/>
    </style:style>
    <style:style style:name="P2" style:family="paragraph" style:parent-style-name="Standard">
      <style:text-properties fo:color="#800080" officeooo:rsid="001b9f45" officeooo:paragraph-rsid="001b9f45"/>
    </style:style>
    <style:style style:name="T1" style:family="text">
      <style:text-properties officeooo:rsid="001b9f45"/>
    </style:style>
    <style:style style:name="T2" style:family="text">
      <style:text-properties fo:color="#c9211e"/>
    </style:style>
    <style:style style:name="T3" style:family="text">
      <style:text-properties fo:color="#000000" officeooo:rsid="001b9f45"/>
    </style:style>
    <style:style style:name="T4" style:family="text">
      <style:text-properties fo:color="#800080"/>
    </style:style>
    <style:style style:name="T5" style:family="text">
      <style:text-properties fo:color="#800080" officeooo:rsid="001b9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calStorage : Vai guardar no navegador os dados. <text:span text:style-name="T1">Vai ficar lá para sempre, só consegue ser deletado por linha de código.</text:span></text:p>
      <text:p text:style-name="Standard"/>
      <text:p text:style-name="Standard"><text:span text:style-name="T4">localStorage.setItem('chave', 'valor')</text:span>: Guarda um dado na forma chave / valor.</text:p>
      <text:p text:style-name="Standard"><text:span text:style-name="T4">localStorage.getItem('chave'): </text:span>a função vai retornar o valor.</text:p>
      <text:p text:style-name="Standard"><text:span text:style-name="T4">localStorage.removeItem('chaveADeletar'</text:span><text:span text:style-name="T5">)</text:span>: Vai deletar um valor associado a uma chave.</text:p>
      <text:p text:style-name="Standard"><text:span text:style-name="T4">localStorage.clear</text:span>: Limpa tudo do local storage.</text:p>
      <text:p text:style-name="Standard"/>
      <text:p text:style-name="P1">OBS: O localStorage é um objeto, logo, como objetos, pode ser acessado com <text:span text:style-name="T4">localStorage.chave</text:span> ou até mesmo <text:span text:style-name="T4">localStorage[‘chave’]</text:span> . </text:p>
      <text:p text:style-name="Standard"/>
      <text:p text:style-name="P1">Assim como o localStorage, existe o sessionStorage, a diferença é que esse é deletado ao final da sessão (quando o browser fecha).</text:p>
      <text:p text:style-name="Standard"/>
      <text:p text:style-name="Standard"/>
      <text:p text:style-name="P1">Cookies são criados e mandados ao navegador. Possuem data de expiração e tem capacidade bem menor aos localStorage.</text:p>
      <text:p text:style-name="P2">Document.cookie = “valor a guardar”</text:p>
      <text:p text:style-name="Preformatted_20_Text"><text:span text:style-name="Source_20_Text"><text:span text:style-name="T2">document.cookie = "email=isabella@email.com; expires=Thu, 17 Dec 2020 12:00:00 UTC"; </text:span></text:span><text:span text:style-name="Source_20_Text"><text:span text:style-name="T3">No exemplo criará um cookie com o dado do e-mail que expirará na dada expressa.</text:span></text:span></text:p>
      <text:p text:style-name="Preformatted_20_Text"><text:span text:style-name="Source_20_Text"><text:span text:style-name="T3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22:49:39.383337106</meta:creation-date>
    <dc:date>2021-05-31T22:54:24.256366123</dc:date>
    <meta:editing-duration>PT4M45S</meta:editing-duration>
    <meta:editing-cycles>1</meta:editing-cycles>
    <meta:document-statistic meta:table-count="0" meta:image-count="0" meta:object-count="0" meta:page-count="1" meta:paragraph-count="10" meta:word-count="141" meta:character-count="968" meta:non-whitespace-character-count="836"/>
    <meta:generator>LibreOffice/6.4.7.2$Linux_X86_64 LibreOffice_project/40$Build-2</meta:generator>
  </office:meta>
</office:document-meta>
</file>